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4896in" table:align="left"/>
    </style:style>
    <style:style style:name="Table1.A" style:family="table-column">
      <style:table-column-properties style:column-width="2.5444in"/>
    </style:style>
    <style:style style:name="Table1.B" style:family="table-column">
      <style:table-column-properties style:column-width="1.3785in"/>
    </style:style>
    <style:style style:name="Table1.C" style:family="table-column">
      <style:table-column-properties style:column-width="1.5667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</style:style>
    <style:style style:name="P2" style:family="paragraph" style:parent-style-name="Preformatted_20_Text">
      <style:paragraph-properties fo:margin-top="0in" fo:margin-bottom="0.0972in" style:contextual-spacing="false" fo:line-height="115%" style:writing-mode="lr-tb"/>
    </style:style>
    <style:style style:name="P3" style:family="paragraph" style:parent-style-name="Horizontal_20_Line">
      <style:paragraph-properties fo:margin-top="0in" fo:margin-bottom="0.0972in" style:contextual-spacing="false" fo:line-height="115%"/>
    </style:style>
    <style:style style:name="P4" style:family="paragraph" style:parent-style-name="Heading_20_1">
      <style:paragraph-properties fo:margin-top="0in" fo:margin-bottom="0.0972in" style:contextual-spacing="false" fo:line-height="115%"/>
    </style:style>
    <style:style style:name="P5" style:family="paragraph" style:parent-style-name="Heading_20_3">
      <style:paragraph-properties fo:margin-top="0in" fo:margin-bottom="0.0972in" style:contextual-spacing="false" fo:line-height="115%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Heading_20_2">
      <style:paragraph-properties fo:margin-top="0in" fo:margin-bottom="0.0972in" style:contextual-spacing="false" fo:line-height="115%"/>
    </style:style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L13"/>
    <style:style style:name="P20" style:family="paragraph" style:parent-style-name="Text_20_body" style:list-style-name="L14"/>
    <style:style style:name="P21" style:family="paragraph" style:parent-style-name="Text_20_body">
      <style:paragraph-properties fo:margin-left="0in" fo:margin-right="0in" fo:text-indent="0in" style:auto-text-indent="false"/>
    </style:style>
    <style:style style:name="P22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23" style:family="paragraph">
      <style:paragraph-properties fo:text-align="start"/>
      <style:text-properties style:font-name="Liberation Mono" fo:font-size="10pt"/>
    </style:style>
    <style:style style:name="P24" style:family="paragraph" style:parent-style-name="Text_20_body">
      <style:paragraph-properties fo:margin-top="0in" fo:margin-bottom="0in" style:contextual-spacing="false"/>
    </style:style>
    <style:style style:name="P25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P26" style:family="paragraph" style:parent-style-name="Text_20_body" style:list-style-name="L15"/>
    <style:style style:name="P27" style:family="paragraph" style:parent-style-name="Text_20_body" style:list-style-name="L16"/>
    <style:style style:name="P28" style:family="paragraph" style:parent-style-name="Text_20_body" style:list-style-name="L17"/>
    <style:style style:name="P29" style:family="paragraph" style:parent-style-name="Preformatted_20_Text" style:list-style-name="L17">
      <style:paragraph-properties fo:margin-left="0in" fo:margin-right="0in" fo:margin-top="0in" fo:margin-bottom="0.0972in" style:contextual-spacing="false" fo:line-height="115%" fo:text-indent="0in" style:auto-text-indent="false" style:writing-mode="lr-tb"/>
    </style:style>
    <style:style style:name="P30" style:family="paragraph" style:parent-style-name="Text_20_body" style:list-style-name="L18"/>
    <style:style style:name="P31" style:family="paragraph" style:parent-style-name="Text_20_body" style:list-style-name="L19"/>
    <style:style style:name="P32" style:family="paragraph" style:parent-style-name="Preformatted_20_Text" style:list-style-name="L19">
      <style:paragraph-properties fo:margin-left="0in" fo:margin-right="0in" fo:margin-top="0in" fo:margin-bottom="0.0972in" style:contextual-spacing="false" fo:line-height="115%" fo:text-indent="0in" style:auto-text-indent="false" style:writing-mode="lr-tb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loext:decorative="false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le form:control-implementation="ooo:com.sun.star.form.component.FileControl" xml:id="control1" form:id="control1"/>
          <form:textarea form:name="prompt-textarea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1. Directory Structure Requirements</text:span></text:h>
      <text:p text:style-name="Text_20_body">Your project root must look similar to:</text:p>
      <text:p text:style-name="P1"><text:span text:style-name="Source_20_Text">C:\Development\POCs\DataFileReaderRedux\</text:span></text:p>
      <text:p text:style-name="Text_20_body">All paths inside the scripts assume this is the <text:span text:style-name="Strong_20_Emphasis">solution root</text:span>.</text:p>
      <text:p text:style-name="Text_20_body">You should store the generated scripts directly in this folder:</text:p>
      <text:p text:style-name="P1"><text:span text:style-name="Source_20_Text">Create-ProjectZip.ps1</text:span></text:p>
      <text:p text:style-name="P2"><text:span text:style-name="Source_20_Text">Create-DataFileReaderRedux-Package.ps1</text:span></text:p>
      <text:p text:style-name="P2"><text:span text:style-name="Source_20_Text">Refresh-WorkspaceWithLatestPackage.ps1</text:span></text:p>
      <text:p text:style-name="P2"><text:span text:style-name="Source_20_Text">README_AI_WORKSPACE.md</text:span></text:p>
      <text:p text:style-name="P3"/>
      <text:h text:style-name="P4" text:outline-level="1"><text:span text:style-name="Strong_20_Emphasis">2. The Three Scripts (Summary)</text:span></text:h>
      <text:h text:style-name="P5" text:outline-level="3"><text:span text:style-name="Strong_20_Emphasis">Script 1 — </text:span><text:span text:style-name="Strong_20_Emphasis"><text:span text:style-name="Source_20_Text">Create-ProjectZip.ps1</text:span></text:span></text:h>
      <text:p text:style-name="Text_20_body">Creates a <text:span text:style-name="Strong_20_Emphasis">clean, normalized</text:span>, timestamped ZIP snapshot of the entire solution, excluding:</text:p>
      <text:list text:style-name="L1">
        <text:list-item>
          <text:p text:style-name="P6"><text:span text:style-name="Source_20_Text">bin/</text:span>, <text:span text:style-name="Source_20_Text">obj/</text:span></text:p>
        </text:list-item>
        <text:list-item>
          <text:p text:style-name="P6"><text:span text:style-name="Source_20_Text">.dgml</text:span>, <text:span text:style-name="Source_20_Text">.png</text:span>, <text:span text:style-name="Source_20_Text">.md</text:span></text:p>
        </text:list-item>
        <text:list-item>
          <text:p text:style-name="P6">Anything irrelevant for analysis</text:p>
        </text:list-item>
      </text:list>
      <text:p text:style-name="Text_20_body">Also generates a <text:span text:style-name="Source_20_Text">manifest.txt</text:span> and (optional) SHA256 checksum.</text:p>
      <text:p text:style-name="P3"/>
      <text:h text:style-name="P5" text:outline-level="3"><text:span text:style-name="Strong_20_Emphasis">Script 2 — </text:span><text:span text:style-name="Strong_20_Emphasis"><text:span text:style-name="Source_20_Text">Create-DataFileReaderRedux-Package.ps1</text:span></text:span></text:h>
      <text:p text:style-name="Text_20_body">Wraps Script 1 and enforces:</text:p>
      <text:list text:style-name="L2">
        <text:list-item>
          <text:p text:style-name="P7">Standard naming (<text:span text:style-name="Source_20_Text">DataFileReaderRedux_yyyyMMdd_HHmmss.zip</text:span>)</text:p>
        </text:list-item>
        <text:list-item>
          <text:p text:style-name="P7">Placement in the project root</text:p>
        </text:list-item>
        <text:list-item>
          <text:p text:style-name="P7">Guaranteed overwrite behavior</text:p>
        </text:list-item>
        <text:list-item>
          <text:p text:style-name="P7">Consistency for repeatable uploads</text:p>
        </text:list-item>
      </text:list>
      <text:p text:style-name="Text_20_body">This is the script you normally run when you want ChatGPT to analyze the latest code.</text:p>
      <text:p text:style-name="P3"/>
      <text:h text:style-name="P5" text:outline-level="3"><text:span text:style-name="Strong_20_Emphasis">Script 3 — </text:span><text:span text:style-name="Strong_20_Emphasis"><text:span text:style-name="Source_20_Text">Refresh-WorkspaceWithLatestPackage.ps1</text:span></text:span></text:h>
      <text:p text:style-name="Text_20_body">Opens the local directory containing the generated ZIP and <text:span text:style-name="Strong_20_Emphasis">prompts you</text:span> to drag-and-drop the file into a ChatGPT Workspace.</text:p>
      <text:p text:style-name="Text_20_body"><text:soft-page-break/>This script does <text:span text:style-name="Strong_20_Emphasis">not</text:span> generate code.<text:line-break/>It simply automates the mechanical step: <text:span text:style-name="Emphasis">putting the new compressed package in front of ChatGPT</text:span>.</text:p>
      <text:p text:style-name="Text_20_body">This is why it is invoked <text:span text:style-name="Emphasis">after</text:span> Scripts 1 and 2.</text:p>
      <text:p text:style-name="P3"/>
      <text:h text:style-name="P4" text:outline-level="1"><text:span text:style-name="Strong_20_Emphasis">3. Full Workflow – Repeatable Process</text:span></text:h>
      <text:p text:style-name="Text_20_body">Below is the <text:span text:style-name="Strong_20_Emphasis">canonical workflow</text:span> for starting a <text:span text:style-name="Emphasis">new</text:span> ChatGPT project thread or updating an existing workspace.</text:p>
      <text:p text:style-name="P3"/>
      <text:h text:style-name="P8" text:outline-level="2"><text:span text:style-name="Strong_20_Emphasis">Step 1 — Ensure repository is clean</text:span></text:h>
      <text:p text:style-name="Text_20_body">Before packaging, commit or stash any changes so the structure reflects exactly what ChatGPT should see.</text:p>
      <text:p text:style-name="P1"><text:span text:style-name="Source_20_Text">git status</text:span></text:p>
      <text:p text:style-name="P3"/>
      <text:h text:style-name="P8" text:outline-level="2"><text:span text:style-name="Strong_20_Emphasis">Step 2 — Run packaging</text:span></text:h>
      <text:p text:style-name="Text_20_body">Execute:</text:p>
      <text:p text:style-name="P1"><text:span text:style-name="Source_20_Text">.\Create-DataFileReaderRedux-Package.ps1</text:span></text:p>
      <text:p text:style-name="Text_20_body">This performs:</text:p>
      <text:list text:style-name="L3">
        <text:list-item>
          <text:p text:style-name="P9">Cleanup</text:p>
        </text:list-item>
        <text:list-item>
          <text:p text:style-name="P9">Exclusions</text:p>
        </text:list-item>
        <text:list-item>
          <text:p text:style-name="P9">Manifest generation</text:p>
        </text:list-item>
        <text:list-item>
          <text:p text:style-name="P9">Timestamped ZIP creation</text:p>
        </text:list-item>
        <text:list-item>
          <text:p text:style-name="P9">Optional checksum</text:p>
        </text:list-item>
      </text:list>
      <text:p text:style-name="Text_20_body">Resulting file example:</text:p>
      <text:p text:style-name="P1"><text:span text:style-name="Source_20_Text">DataFileReaderRedux_20250312_214455.zip</text:span></text:p>
      <text:p text:style-name="P3"/>
      <text:h text:style-name="P8" text:outline-level="2"><text:span text:style-name="Strong_20_Emphasis">Step 3 — Start or refresh the ChatGPT project workspace</text:span></text:h>
      <text:p text:style-name="Text_20_body">Two scenarios:</text:p>
      <text:p text:style-name="P3"/>
      <text:h text:style-name="P5" text:outline-level="3"><text:span text:style-name="Strong_20_Emphasis">3A — You are starting a </text:span><text:span text:style-name="Strong_20_Emphasis"><text:span text:style-name="Emphasis">new</text:span></text:span><text:span text:style-name="Strong_20_Emphasis"> workspace thread</text:span></text:h>
      <text:list text:style-name="L4">
        <text:list-item>
          <text:p text:style-name="P10">Open ChatGPT.</text:p>
        </text:list-item>
        <text:list-item>
          <text:p text:style-name="P10">Create a <text:span text:style-name="Strong_20_Emphasis">New Project Workspace</text:span>.</text:p>
        </text:list-item>
        <text:list-item>
          <text:p text:style-name="P10"><text:soft-page-break/>Drag-and-drop the freshly generated ZIP.</text:p>
        </text:list-item>
        <text:list-item>
          <text:p text:style-name="P10">Instruct ChatGPT:<text:line-break/>“Load this package as the authoritative version of the DataFileReaderRedux project.”</text:p>
        </text:list-item>
      </text:list>
      <text:p text:style-name="P3"/>
      <text:h text:style-name="P5" text:outline-level="3"><text:span text:style-name="Strong_20_Emphasis">3B — You are </text:span><text:span text:style-name="Strong_20_Emphasis"><text:span text:style-name="Emphasis">updating</text:span></text:span><text:span text:style-name="Strong_20_Emphasis"> an existing workspace</text:span></text:h>
      <text:list text:style-name="L5">
        <text:list-item>
          <text:p text:style-name="P11">Run Script 3:</text:p>
        </text:list-item>
      </text:list>
      <text:p text:style-name="P1"><text:span text:style-name="Source_20_Text">.\Refresh-WorkspaceWithLatestPackage.ps1</text:span></text:p>
      <text:list text:style-name="L6">
        <text:list-item>
          <text:p text:style-name="P12">A folder window opens showing the ZIP file.</text:p>
        </text:list-item>
        <text:list-item>
          <text:p text:style-name="P12">Drag-and-drop the new ZIP into the workspace.</text:p>
        </text:list-item>
        <text:list-item>
          <text:p text:style-name="P12">Instruct ChatGPT:<text:line-break/>“Refresh the workspace with this updated project package. Replace all previous files.”</text:p>
        </text:list-item>
      </text:list>
      <text:p text:style-name="Text_20_body">ChatGPT will confirm the update.</text:p>
      <text:p text:style-name="P3"/>
      <text:h text:style-name="P4" text:outline-level="1"><text:span text:style-name="Strong_20_Emphasis">4. Why </text:span><text:span text:style-name="Strong_20_Emphasis"><text:span text:style-name="Source_20_Text">Refresh-WorkspaceWithLatestPackage.ps1</text:span></text:span><text:span text:style-name="Strong_20_Emphasis"> and NOT an initializer?</text:span></text:h>
      <text:p text:style-name="Text_20_body">You asked why the step uses the refresh script instead of an "initialize" script.</text:p>
      <text:h text:style-name="P5" text:outline-level="3"><text:span text:style-name="Strong_20_Emphasis">Reason:</text:span></text:h>
      <text:p text:style-name="Text_20_body">A ChatGPT workspace <text:span text:style-name="Emphasis">exists only inside the conversation thread</text:span>.<text:line-break/>The model cannot “initialize” itself externally before the chat begins.</text:p>
      <text:p text:style-name="Text_20_body">Therefore:</text:p>
      <text:list text:style-name="L7">
        <text:list-item>
          <text:p text:style-name="P13"><text:span text:style-name="Strong_20_Emphasis">Initialization is a human action</text:span> (creating the workspace thread).</text:p>
        </text:list-item>
        <text:list-item>
          <text:p text:style-name="P13"><text:span text:style-name="Strong_20_Emphasis">Refreshing is automatic</text:span> (we provide a script to deliver new packages).</text:p>
        </text:list-item>
      </text:list>
      <text:p text:style-name="Text_20_body">This preserves logical consistency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ask</text:p>
            </table:table-cell>
            <table:table-cell table:style-name="Table1.A1" office:value-type="string">
              <text:p text:style-name="Table_20_Heading">Performed by You</text:p>
            </table:table-cell>
            <table:table-cell table:style-name="Table1.A1" office:value-type="string">
              <text:p text:style-name="Table_20_Heading">Performed by Script</text:p>
            </table:table-cell>
          </table:table-row>
        </table:table-header-rows>
        <table:table-row>
          <table:table-cell table:style-name="Table1.A1" office:value-type="string">
            <text:p text:style-name="Table_20_Contents">Create workspace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✘</text:p>
          </table:table-cell>
        </table:table-row>
        <table:table-row>
          <table:table-cell table:style-name="Table1.A1" office:value-type="string">
            <text:p text:style-name="Table_20_Contents">Upload a full project snapshot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(script opens folder)</text:p>
          </table:table-cell>
        </table:table-row>
        <table:table-row>
          <table:table-cell table:style-name="Table1.A1" office:value-type="string">
            <text:p text:style-name="Table_20_Contents">Generate the snapshot itself</text:p>
          </table:table-cell>
          <table:table-cell table:style-name="Table1.A1" office:value-type="string">
            <text:p text:style-name="Table_20_Contents">✘</text:p>
          </table:table-cell>
          <table:table-cell table:style-name="Table1.A1" office:value-type="string">
            <text:p text:style-name="Table_20_Contents">✔</text:p>
          </table:table-cell>
        </table:table-row>
        <table:table-row>
          <table:table-cell table:style-name="Table1.A1" office:value-type="string">
            <text:p text:style-name="Table_20_Contents">Refresh ChatGPT’s internal file state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✘</text:p>
          </table:table-cell>
        </table:table-row>
      </table:table>
      <text:p text:style-name="Text_20_body">This matches how ChatGPT’s project storage system works.</text:p>
      <text:p text:style-name="P3"/>
      <text:h text:style-name="P4" text:outline-level="1"><text:soft-page-break/><text:span text:style-name="Strong_20_Emphasis">5. File Inclusion Rules</text:span></text:h>
      <text:p text:style-name="Text_20_body">Included normally:</text:p>
      <text:list text:style-name="L8">
        <text:list-item>
          <text:p text:style-name="P14"><text:span text:style-name="Source_20_Text">.cs</text:span>, <text:span text:style-name="Source_20_Text">.xaml</text:span>, <text:span text:style-name="Source_20_Text">.config</text:span>, <text:span text:style-name="Source_20_Text">.json</text:span>, <text:span text:style-name="Source_20_Text">.csv</text:span>, <text:span text:style-name="Source_20_Text">.csproj</text:span></text:p>
        </text:list-item>
        <text:list-item>
          <text:p text:style-name="P14">Entire directory tree except exclusions</text:p>
        </text:list-item>
      </text:list>
      <text:p text:style-name="Text_20_body">Excluded:</text:p>
      <text:list text:style-name="L9">
        <text:list-item>
          <text:p text:style-name="P15"><text:span text:style-name="Source_20_Text">bin/</text:span></text:p>
        </text:list-item>
        <text:list-item>
          <text:p text:style-name="P15"><text:span text:style-name="Source_20_Text">obj/</text:span></text:p>
        </text:list-item>
        <text:list-item>
          <text:p text:style-name="P15"><text:span text:style-name="Source_20_Text">*.dgml</text:span></text:p>
        </text:list-item>
        <text:list-item>
          <text:p text:style-name="P15"><text:span text:style-name="Source_20_Text">*.png</text:span></text:p>
        </text:list-item>
        <text:list-item>
          <text:p text:style-name="P15"><text:span text:style-name="Source_20_Text">*.md</text:span></text:p>
        </text:list-item>
        <text:list-item>
          <text:p text:style-name="P15">IDE metadata folders (<text:span text:style-name="Source_20_Text">.vs</text:span>, <text:span text:style-name="Source_20_Text">packages</text:span>, logs, temp files etc.)</text:p>
        </text:list-item>
      </text:list>
      <text:p text:style-name="Text_20_body">The workspace stays clean and focused.</text:p>
      <text:p text:style-name="P3"/>
      <text:h text:style-name="P4" text:outline-level="1"><text:span text:style-name="Strong_20_Emphasis">6. Manifest Contents</text:span></text:h>
      <text:p text:style-name="Text_20_body">Each ZIP includes a <text:span text:style-name="Source_20_Text">manifest.txt</text:span> listing:</text:p>
      <text:list text:style-name="L10">
        <text:list-item>
          <text:p text:style-name="P16">All included files</text:p>
        </text:list-item>
        <text:list-item>
          <text:p text:style-name="P16">Total count</text:p>
        </text:list-item>
        <text:list-item>
          <text:p text:style-name="P16">Timestamp</text:p>
        </text:list-item>
        <text:list-item>
          <text:p text:style-name="P16">SHA256 hash of the ZIP (optional)</text:p>
        </text:list-item>
      </text:list>
      <text:p text:style-name="Text_20_body">This helps confirm correctness across different uploads.</text:p>
      <text:p text:style-name="P3"/>
      <text:h text:style-name="P4" text:outline-level="1"><text:span text:style-name="Strong_20_Emphasis">7. Recommended Usage Cadence</text:span></text:h>
      <text:p text:style-name="Text_20_body">Use this workflow when:</text:p>
      <text:list text:style-name="L11">
        <text:list-item>
          <text:p text:style-name="P17">Starting a new refactor round</text:p>
        </text:list-item>
        <text:list-item>
          <text:p text:style-name="P17">Switching to a clean reasoning session</text:p>
        </text:list-item>
        <text:list-item>
          <text:p text:style-name="P17">Major code changes are complete</text:p>
        </text:list-item>
        <text:list-item>
          <text:p text:style-name="P17">Old ChatGPT threads lose coherence</text:p>
        </text:list-item>
        <text:list-item>
          <text:p text:style-name="P17">You want maximum architectural alignment (like DataVisualiser Phase 6)</text:p>
        </text:list-item>
      </text:list>
      <text:p text:style-name="Text_20_body"><text:soft-page-break/><text:span text:style-name="Strong_20_Emphasis">Do NOT</text:span> try to maintain state across dozens of complex chats manually.</text:p>
      <text:p text:style-name="Text_20_body">Let the workspace + packaging pipeline do the heavy lifting.</text:p>
      <text:p text:style-name="P3"/>
      <text:h text:style-name="P4" text:outline-level="1"><text:span text:style-name="Strong_20_Emphasis">8. Tips for Best Results</text:span></text:h>
      <text:h text:style-name="P5" text:outline-level="3">✓ Start each major phase in a <text:span text:style-name="Emphasis">new workspace</text:span></text:h>
      <text:p text:style-name="Text_20_body">This avoids contamination from old reasoning.</text:p>
      <text:h text:style-name="P5" text:outline-level="3">✓ Upload only packaged ZIPs</text:h>
      <text:p text:style-name="Text_20_body">Never paste partial files except when reviewing changes.</text:p>
      <text:h text:style-name="P5" text:outline-level="3">✓ Do not manually feed code incrementally unless necessary</text:h>
      <text:p text:style-name="Text_20_body">The zipped structure gives ChatGPT full context.</text:p>
      <text:h text:style-name="P5" text:outline-level="3">✓ Ask ChatGPT explicitly to “load” or “refresh” the workspace</text:h>
      <text:p text:style-name="Text_20_body">This ensures it binds the uploaded files to its persistent workspace memory.</text:p>
      <text:p text:style-name="P3"/>
      <text:h text:style-name="P4" text:outline-level="1"><text:span text:style-name="Strong_20_Emphasis">9. Future enhancements (optional)</text:span></text:h>
      <text:p text:style-name="Text_20_body">You may later extend the system with:</text:p>
      <text:list text:style-name="L12">
        <text:list-item>
          <text:p text:style-name="P18">Incremental diffs (delta packages)</text:p>
        </text:list-item>
        <text:list-item>
          <text:p text:style-name="P18">Automatic pre-analysis reports</text:p>
        </text:list-item>
        <text:list-item>
          <text:p text:style-name="P18">Embeddings index for semantic code search</text:p>
        </text:list-item>
        <text:list-item>
          <text:p text:style-name="P18">Linting/architecture enforcement passes</text:p>
        </text:list-item>
        <text:list-item>
          <text:p text:style-name="P18">Multi-package version tracking</text:p>
        </text:list-item>
      </text:list>
      <text:p text:style-name="Text_20_body">The current scripts allow expanding in that direction cleanly.</text:p>
      <text:p text:style-name="P3"/>
      <text:h text:style-name="P4" text:outline-level="1"><text:span text:style-name="Strong_20_Emphasis">10. Closing Notes</text:span></text:h>
      <text:p text:style-name="Text_20_body">This workflow is intentionally simple, deterministic, and robust.<text:line-break/>It gives you the practical equivalent of:</text:p>
      <text:list text:style-name="L13">
        <text:list-item>
          <text:p text:style-name="P19"><text:span text:style-name="Strong_20_Emphasis">AI-assisted static analysis</text:span></text:p>
        </text:list-item>
        <text:list-item>
          <text:p text:style-name="P19"><text:span text:style-name="Strong_20_Emphasis">Architectural review</text:span></text:p>
        </text:list-item>
        <text:list-item>
          <text:p text:style-name="P19"><text:span text:style-name="Strong_20_Emphasis">Refactoring partner</text:span></text:p>
        </text:list-item>
        <text:list-item>
          <text:p text:style-name="P19"><text:soft-page-break/><text:span text:style-name="Strong_20_Emphasis">Context-aware development advisor</text:span></text:p>
        </text:list-item>
      </text:list>
      <text:p text:style-name="Text_20_body">…without relying on external paid tools like Cursor.</text:p>
      <text:p text:style-name="P3"/>
      <text:p text:style-name="Text_20_body">If you would like, I can now:</text:p>
      <text:list text:style-name="L14">
        <text:list-item>
          <text:p text:style-name="P20">Generate improved versions of the scripts</text:p>
        </text:list-item>
        <text:list-item>
          <text:p text:style-name="P20">Produce an architecture diagram of the workspace lifecycle</text:p>
        </text:list-item>
        <text:list-item>
          <text:p text:style-name="P20">Create automation for running all scripts with one command</text:p>
        </text:list-item>
        <text:list-item>
          <text:p text:style-name="P20">Provide a ChatGPT “workspace initialization prompt” template</text:p>
        </text:list-item>
        <text:list-item>
          <text:p text:style-name="P20">Or help you integrate checksums/version IDs into commit messages</text:p>
        </text:list-item>
      </text:list>
      <text:p text:style-name="Text_20_body">Just tell me what you want next.</text:p>
      <text:section text:style-name="Sect1" text:name="thread-bottom-container">
        <text:p text:style-name="P21"/>
        <text:section text:style-name="Sect1" text:name="thread-bottom">
          <text:p text:style-name="P22"><draw:control text:anchor-type="as-char" draw:z-index="0" draw:name="Shape1" draw:style-name="gr1" draw:text-style-name="P23" svg:width="1.9169in" svg:height="0.2398in" draw:control="control1"/></text:p>
          <text:p text:style-name="P24"><draw:control text:anchor-type="as-char" draw:z-index="1" draw:name="Shape2" draw:style-name="gr2" draw:text-style-name="P25" svg:width="1.865in" svg:height="0.3543in" draw:control="control2"/></text:p>
          <text:section text:style-name="Sect1" text:name="prompt-textarea">
            <text:p text:style-name="P21"/>
          </text:section>
        </text:section>
        <text:p text:style-name="P24">ChatGPT can make mistakes. Check important info. See Cookie Preferences.</text:p>
      </text:section>
      <text:p text:style-name="Text_20_body"><text:span text:style-name="Strong_20_Emphasis"/></text:p>
      <text:p text:style-name="Text_20_body"><text:span text:style-name="Strong_20_Emphasis"/></text:p>
      <text:h text:style-name="Heading_20_1" text:outline-level="1"><text:span text:style-name="Strong_20_Emphasis">Part 3 — Explanation of Workspace Lifecycle</text:span></text:h>
      <text:p text:style-name="Text_20_body">To remove the remaining “nebulousness,” here's the model:</text:p>
      <text:p text:style-name="P3"/>
      <text:h text:style-name="P8" text:outline-level="2"><text:span text:style-name="Strong_20_Emphasis">What a ChatGPT Workspace </text:span><text:span text:style-name="Strong_20_Emphasis"><text:span text:style-name="Emphasis">is</text:span></text:span><text:span text:style-name="Strong_20_Emphasis"> (in practice)</text:span></text:h>
      <text:list text:style-name="L15">
        <text:list-item>
          <text:p text:style-name="P26">A virtual “environment” held <text:span text:style-name="Strong_20_Emphasis">per conversation thread</text:span></text:p>
        </text:list-item>
        <text:list-item>
          <text:p text:style-name="P26">Contains:</text:p>
          <text:list>
            <text:list-item>
              <text:p text:style-name="P26">uploaded files</text:p>
            </text:list-item>
            <text:list-item>
              <text:p text:style-name="P26">extracted project structure</text:p>
            </text:list-item>
            <text:list-item>
              <text:p text:style-name="P26">internal embeddings</text:p>
            </text:list-item>
            <text:list-item>
              <text:p text:style-name="P26">cached references</text:p>
            </text:list-item>
          </text:list>
        </text:list-item>
        <text:list-item>
          <text:p text:style-name="P26">Enables multi-file reasoning</text:p>
        </text:list-item>
        <text:list-item>
          <text:p text:style-name="P26">Persists as long as the conversation persists</text:p>
        </text:list-item>
      </text:list>
      <text:p text:style-name="Text_20_body"><text:soft-page-break/>Once you understand this, everything clicks:</text:p>
      <text:p text:style-name="P3"/>
      <text:h text:style-name="P5" text:outline-level="3"><text:span text:style-name="Strong_20_Emphasis">New Chat → New Workspace → Run </text:span><text:span text:style-name="Strong_20_Emphasis"><text:span text:style-name="Source_20_Text">-NewWorkspace</text:span></text:span></text:h>
      <text:h text:style-name="P5" text:outline-level="3"><text:span text:style-name="Strong_20_Emphasis">Same Chat → Existing Workspace → Run </text:span><text:span text:style-name="Strong_20_Emphasis"><text:span text:style-name="Source_20_Text">-Refresh</text:span></text:span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2" text:outline-level="2"><text:span text:style-name="Strong_20_Emphasis">Workflow A — Starting a </text:span><text:span text:style-name="Strong_20_Emphasis"><text:span text:style-name="Emphasis">New</text:span></text:span><text:span text:style-name="Strong_20_Emphasis"> ChatGPT Workspace</text:span></text:h>
      <text:p text:style-name="Text_20_body">Use this when:</text:p>
      <text:list text:style-name="L16">
        <text:list-item>
          <text:p text:style-name="P27">You start a new conversation thread, OR</text:p>
        </text:list-item>
        <text:list-item>
          <text:p text:style-name="P27">The previous workspace drifted out of sync</text:p>
        </text:list-item>
      </text:list>
      <text:h text:style-name="P5" text:outline-level="3"><text:span text:style-name="Strong_20_Emphasis">Steps</text:span></text:h>
      <text:list text:style-name="L17">
        <text:list-item>
          <text:p text:style-name="P28"><text:span text:style-name="Strong_20_Emphasis">Open PowerShell in the solution directory</text:span></text:p>
          <text:p text:style-name="P29"><text:span text:style-name="Source_20_Text">cd C:\Development\POCs\DataFileReaderRedux</text:span></text:p>
        </text:list-item>
        <text:list-item>
          <text:p text:style-name="P28"><text:span text:style-name="Strong_20_Emphasis">Generate a clean project ZIP package</text:span></text:p>
          <text:p text:style-name="P29"><text:span text:style-name="Source_20_Text">.\Create-DataFileReaderRedux-Package.ps1</text:span></text:p>
        </text:list-item>
        <text:list-item>
          <text:p text:style-name="P28"><text:span text:style-name="Strong_20_Emphasis">Drag &amp; drop the generated ZIP file into the </text:span><text:span text:style-name="Strong_20_Emphasis"><text:span text:style-name="Emphasis">new</text:span></text:span><text:span text:style-name="Strong_20_Emphasis"> ChatGPT chat</text:span></text:p>
          <text:list>
            <text:list-item>
              <text:p text:style-name="P28">ChatGPT will extract the structure</text:p>
            </text:list-item>
            <text:list-item>
              <text:p text:style-name="P28">It will create the new Workspace context</text:p>
            </text:list-item>
            <text:list-item>
              <text:p text:style-name="P28">You can now proceed with engineering tasks</text:p>
            </text:list-item>
          </text:list>
        </text:list-item>
      </text:list>
      <text:p text:style-name="P3"/>
      <text:h text:style-name="P8" text:outline-level="2"><text:span text:style-name="Strong_20_Emphasis">Workflow B — Updating an </text:span><text:span text:style-name="Strong_20_Emphasis"><text:span text:style-name="Emphasis">Existing</text:span></text:span><text:span text:style-name="Strong_20_Emphasis"> Workspace</text:span></text:h>
      <text:p text:style-name="Text_20_body">Use this when:</text:p>
      <text:list text:style-name="L18">
        <text:list-item>
          <text:p text:style-name="P30">ChatGPT is already working on the project</text:p>
        </text:list-item>
        <text:list-item>
          <text:p text:style-name="P30">You have made code changes locally</text:p>
        </text:list-item>
        <text:list-item>
          <text:p text:style-name="P30">You want to “sync” your changes with the existing workspace</text:p>
        </text:list-item>
      </text:list>
      <text:h text:style-name="P5" text:outline-level="3"><text:span text:style-name="Strong_20_Emphasis">Steps</text:span></text:h>
      <text:list text:style-name="L19">
        <text:list-item>
          <text:p text:style-name="P31"><text:span text:style-name="Strong_20_Emphasis">Generate a fresh ZIP</text:span></text:p>
          <text:p text:style-name="P32"><text:span text:style-name="Source_20_Text">.\Create-DataFileReaderRedux-Package.ps1</text:span></text:p>
        </text:list-item>
        <text:list-item>
          <text:p text:style-name="P31"><text:soft-page-break/><text:span text:style-name="Strong_20_Emphasis">Use the refresh script</text:span></text:p>
          <text:p text:style-name="P32"><text:span text:style-name="Source_20_Text">.\Refresh-WorkspaceWithLatestPackage.ps1</text:span></text:p>
        </text:list-item>
        <text:list-item>
          <text:p text:style-name="P31"><text:span text:style-name="Strong_20_Emphasis">Upload the ZIP into ChatGPT</text:span></text:p>
          <text:list>
            <text:list-item>
              <text:p text:style-name="P31">ChatGPT updates its workspace state</text:p>
            </text:list-item>
            <text:list-item>
              <text:p text:style-name="P31">No need to re-establish context</text:p>
            </text:list-item>
            <text:list-item>
              <text:p text:style-name="P31">You can continue seamlessly</text:p>
            </text:list-item>
          </text:list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1:48:43.849295400</meta:creation-date>
    <dc:date>2025-12-11T11:58:55.505752900</dc:date>
    <meta:editing-duration>PT8M31S</meta:editing-duration>
    <meta:editing-cycles>3</meta:editing-cycles>
    <meta:generator>LibreOffice/25.2.7.2$Windows_X86_64 LibreOffice_project/5cbfd1ab6520636bb5f7b99185aa69bd7456825d</meta:generator>
    <meta:document-statistic meta:table-count="1" meta:image-count="0" meta:object-count="0" meta:page-count="8" meta:paragraph-count="184" meta:word-count="1046" meta:character-count="6879" meta:non-whitespace-character-count="6081"/>
  </office:meta>
</office:document-meta>
</file>